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3">
      <style:paragraph-properties fo:margin-top="0in" fo:margin-bottom="0.1965in" style:contextual-spacing="false"/>
    </style:style>
    <style:style style:name="P3" style:family="paragraph" style:parent-style-name="Preformatted_20_Text" style:list-style-name="L4">
      <style:paragraph-properties fo:margin-top="0in" fo:margin-bottom="0.1965in" style:contextual-spacing="false"/>
    </style:style>
    <style:style style:name="P4" style:family="paragraph" style:parent-style-name="Preformatted_20_Text" style:list-style-name="L6">
      <style:paragraph-properties fo:margin-top="0in" fo:margin-bottom="0.1965in" style:contextual-spacing="false"/>
    </style:style>
    <style:style style:name="P5" style:family="paragraph" style:parent-style-name="Preformatted_20_Text" style:list-style-name="L8">
      <style:paragraph-properties fo:margin-top="0in" fo:margin-bottom="0.1965in" style:contextual-spacing="false"/>
    </style:style>
    <style:style style:name="P6" style:family="paragraph" style:parent-style-name="Preformatted_20_Text" style:list-style-name="L11"/>
    <style:style style:name="P7" style:family="paragraph" style:parent-style-name="Preformatted_20_Text" style:list-style-name="L13">
      <style:paragraph-properties fo:margin-top="0in" fo:margin-bottom="0.1965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5"/>
    <style:style style:name="P14" style:family="paragraph" style:parent-style-name="Text_20_body" style:list-style-name="L7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2"/>
    <style:style style:name="P18" style:family="paragraph" style:parent-style-name="Text_20_body" style:list-style-name="L14"/>
    <style:style style:name="P19" style:family="paragraph" style:parent-style-name="Text_20_body" style:list-style-name="L14">
      <style:paragraph-properties fo:margin-top="0in" fo:margin-bottom="0in" style:contextual-spacing="false"/>
    </style:style>
    <style:style style:name="P20" style:family="paragraph" style:parent-style-name="Text_20_body" style:list-style-name="L15"/>
    <style:style style:name="P21" style:family="paragraph" style:parent-style-name="Text_20_body" style:list-style-name="L15">
      <style:paragraph-properties fo:margin-top="0in" fo:margin-bottom="0in" style:contextual-spacing="false"/>
    </style:style>
    <style:style style:name="P22" style:family="paragraph" style:parent-style-name="Text_20_body" style:list-style-name="L16"/>
    <style:style style:name="P23" style:family="paragraph" style:parent-style-name="Text_20_body" style:list-style-name="L16">
      <style:paragraph-properties fo:margin-top="0in" fo:margin-bottom="0in" style:contextual-spacing="false"/>
    </style:style>
    <style:style style:name="P24" style:family="paragraph" style:parent-style-name="Text_20_body" style:list-style-name="L17"/>
    <style:style style:name="P25" style:family="paragraph" style:parent-style-name="Text_20_body" style:list-style-name="L17">
      <style:paragraph-properties fo:margin-top="0in" fo:margin-bottom="0in" style:contextual-spacing="false"/>
    </style:style>
    <style:style style:name="P26" style:family="paragraph" style:parent-style-name="Text_20_body" style:list-style-name="L18"/>
    <style:style style:name="P27" style:family="paragraph" style:parent-style-name="Text_20_body" style:list-style-name="L18">
      <style:paragraph-properties fo:margin-top="0in" fo:margin-bottom="0in" style:contextual-spacing="false"/>
    </style:style>
    <style:style style:name="P28" style:family="paragraph" style:parent-style-name="Text_20_body" style:list-style-name="L19"/>
    <style:style style:name="P29" style:family="paragraph" style:parent-style-name="Text_20_body" style:list-style-name="L19">
      <style:paragraph-properties fo:margin-top="0in" fo:margin-bottom="0in" style:contextual-spacing="false"/>
    </style:style>
    <style:style style:name="P30" style:family="paragraph" style:parent-style-name="Text_20_body">
      <style:paragraph-properties fo:text-align="center" style:justify-single-word="false"/>
      <style:text-properties officeooo:paragraph-rsid="0008e409"/>
    </style:style>
    <style:style style:name="T1" style:family="text">
      <style:text-properties officeooo:rsid="0008e409"/>
    </style:style>
    <style:style style:name="T2" style:family="text">
      <style:text-properties fo:font-size="14pt" officeooo:rsid="0008e409" style:font-size-asian="14pt" style:font-size-complex="14pt"/>
    </style:style>
    <style:style style:name="T3" style:family="text">
      <style:text-properties fo:font-size="16pt" officeooo:rsid="0008e409" style:font-size-asian="16pt" style:font-size-complex="16pt"/>
    </style:style>
    <style:style style:name="T4" style:family="text">
      <style:text-properties fo:font-size="16pt" fo:font-weight="normal" officeooo:rsid="0008e409" style:font-size-asian="16pt" style:font-weight-asian="normal" style:font-size-complex="16pt" style:font-weight-complex="normal"/>
    </style:style>
    <style:style style:name="T5" style:family="text">
      <style:text-properties fo:font-size="16pt" fo:font-weight="bold" officeooo:rsid="0008e409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08e409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Strong_20_Emphasis"><text:span text:style-name="T6">AJAX Quick Reference</text:span></text:span></text:p>
      <text:p text:style-name="Text_20_body"><text:span text:style-name="Strong_20_Emphasis"/></text:p>
      <text:p text:style-name="Text_20_body"><text:span text:style-name="Strong_20_Emphasis">AJAX (Asynchronous JavaScript and XML):</text:span></text:p>
      <text:list text:style-name="L1">
        <text:list-item>
          <text:p text:style-name="P9">Technique for creating dynamic and interactive web applications by making asynchronous requests to the server.</text:p>
        </text:list-item>
        <text:list-item>
          <text:p text:style-name="P9">Allows updating parts of a web page without reloading the entire page.</text:p>
        </text:list-item>
        <text:list-item>
          <text:p text:style-name="P8">Widely used for fetching data, submitting form data, and interacting with web services.</text:p>
        </text:list-item>
      </text:list>
      <text:p text:style-name="Text_20_body"><text:span text:style-name="Strong_20_Emphasis">Key Components:</text:span></text:p>
      <text:list text:style-name="L2">
        <text:list-item>
          <text:p text:style-name="P10"><text:span text:style-name="Strong_20_Emphasis">XMLHttpRequest (XHR) Object:</text:span></text:p>
          <text:list>
            <text:list-item>
              <text:p text:style-name="P11">Core component of AJAX used to make HTTP requests from the browser.</text:p>
            </text:list-item>
            <text:list-item>
              <text:p text:style-name="P11">Create an instance using <text:span text:style-name="Source_20_Text">new XMLHttpRequest()</text:span>.</text:p>
            </text:list-item>
          </text:list>
        </text:list-item>
        <text:list-item>
          <text:p text:style-name="P10"><text:span text:style-name="Strong_20_Emphasis">Event Handlers:</text:span></text:p>
          <text:list>
            <text:list-item>
              <text:p text:style-name="P11">Register event handlers to respond to different states of the XHR object.</text:p>
            </text:list-item>
            <text:list-item>
              <text:p text:style-name="P11">Common events include <text:span text:style-name="Source_20_Text">onreadystatechange</text:span>, <text:span text:style-name="Source_20_Text">onload</text:span>, <text:span text:style-name="Source_20_Text">onerror</text:span>, <text:span text:style-name="Source_20_Text">onabort</text:span>, etc.</text:p>
            </text:list-item>
          </text:list>
        </text:list-item>
        <text:list-item>
          <text:p text:style-name="P10"><text:span text:style-name="Strong_20_Emphasis">HTTP Methods:</text:span></text:p>
          <text:list>
            <text:list-item>
              <text:p text:style-name="P11">Use HTTP methods like GET, POST, PUT, DELETE to perform different types of requests.</text:p>
            </text:list-item>
            <text:list-item>
              <text:p text:style-name="P11">Specify the method using the <text:span text:style-name="Source_20_Text">open()</text:span> method of the XHR object.</text:p>
            </text:list-item>
          </text:list>
        </text:list-item>
        <text:list-item>
          <text:p text:style-name="P10"><text:span text:style-name="Strong_20_Emphasis">Asynchronous Requests:</text:span></text:p>
          <text:list>
            <text:list-item>
              <text:p text:style-name="P11">Make asynchronous requests to avoid blocking the UI thread.</text:p>
            </text:list-item>
            <text:list-item>
              <text:p text:style-name="P10">Set the <text:span text:style-name="Source_20_Text">async</text:span> parameter to <text:span text:style-name="Source_20_Text">true</text:span> when calling the <text:span text:style-name="Source_20_Text">open()</text:span> method to make the request asynchronous.</text:p>
            </text:list-item>
          </text:list>
        </text:list-item>
      </text:list>
      <text:p text:style-name="Text_20_body"><text:span text:style-name="Strong_20_Emphasis">Basic Workflow:</text:span></text:p>
      <text:list text:style-name="L3">
        <text:list-item>
          <text:p text:style-name="P12"><text:span text:style-name="Strong_20_Emphasis">Create XMLHttpRequest Object:</text:span></text:p>
          <text:p text:style-name="P2">javascript</text:p>
        </text:list-item>
      </text:list>
      <text:list text:style-name="L4">
        <text:list-item>
          <text:p text:style-name="P3"><text:span text:style-name="Source_20_Text">var xhr = new XMLHttpRequest();</text:span></text:p>
        </text:list-item>
      </text:list>
      <text:list text:style-name="L5">
        <text:list-item>
          <text:p text:style-name="P13"><text:span text:style-name="Strong_20_Emphasis">Configure Request:</text:span></text:p>
        </text:list-item>
      </text:list>
      <text:p text:style-name="P1">javascript</text:p>
      <text:list text:style-name="L6">
        <text:list-item>
          <text:p text:style-name="P4"><text:span text:style-name="Source_20_Text">xhr.open('GET', 'url', true); // Method, URL, Asynchronous (true/false)</text:span></text:p>
        </text:list-item>
      </text:list>
      <text:list text:style-name="L7">
        <text:list-item>
          <text:p text:style-name="P14"><text:span text:style-name="Strong_20_Emphasis">Set Request Headers (Optional):</text:span></text:p>
        </text:list-item>
      </text:list>
      <text:p text:style-name="P1">javascript</text:p>
      <text:list text:style-name="L8">
        <text:list-item>
          <text:p text:style-name="P5"><text:span text:style-name="Source_20_Text">xhr.setRequestHeader('Content-Type', 'application/json');</text:span></text:p>
        </text:list-item>
      </text:list>
      <text:list text:style-name="L9">
        <text:list-item>
          <text:p text:style-name="P15"><text:soft-page-break/><text:span text:style-name="Strong_20_Emphasis">Handle Response:</text:span></text:p>
        </text:list-item>
      </text:list>
      <text:list text:style-name="L10">
        <text:list-item>
          <text:p text:style-name="P16">Define a callback function to handle the response when it's received.</text:p>
        </text:list-item>
      </text:list>
      <text:p text:style-name="P1">javascript</text:p>
      <text:list text:style-name="L11">
        <text:list-item>
          <text:p text:style-name="P6"><text:span text:style-name="Source_20_Text">xhr.onload = function() {</text:span></text:p>
        </text:list-item>
      </text:list>
      <text:p text:style-name="Preformatted_20_Text"><text:span text:style-name="Source_20_Text"><text:s text:c="4"/>if (xhr.status &gt;= 200 &amp;&amp; xhr.status &lt; 300) {</text:span></text:p>
      <text:p text:style-name="Preformatted_20_Text"><text:span text:style-name="Source_20_Text"><text:s text:c="8"/>console.log(xhr.responseText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console.error('Request failed with status:', xhr.status);</text:span></text:p>
      <text:p text:style-name="Preformatted_20_Text"><text:span text:style-name="Source_20_Text"><text:s text:c="4"/>}</text:span></text:p>
      <text:p text:style-name="P1"><text:span text:style-name="Source_20_Text">};</text:span></text:p>
      <text:list text:style-name="L12">
        <text:list-item>
          <text:p text:style-name="P17"><text:span text:style-name="Strong_20_Emphasis">Send Request:</text:span></text:p>
        </text:list-item>
      </text:list>
      <text:p text:style-name="P1">javascript</text:p>
      <text:list text:style-name="L13">
        <text:list-item text:start-value="5">
          <text:p text:style-name="P7"><text:span text:style-name="Source_20_Text">xhr.send();</text:span></text:p>
        </text:list-item>
      </text:list>
      <text:p text:style-name="Text_20_body"><text:span text:style-name="Strong_20_Emphasis">Handling Response:</text:span></text:p>
      <text:list text:style-name="L14">
        <text:list-item>
          <text:p text:style-name="P19">Use the <text:span text:style-name="Source_20_Text">onload</text:span> event to handle successful responses.</text:p>
        </text:list-item>
        <text:list-item>
          <text:p text:style-name="P19">Check the status code (<text:span text:style-name="Source_20_Text">xhr.status</text:span>) to ensure a successful response.</text:p>
        </text:list-item>
        <text:list-item>
          <text:p text:style-name="P18">Access the response data using <text:span text:style-name="Source_20_Text">xhr.responseText</text:span> or <text:span text:style-name="Source_20_Text">xhr.responseXML</text:span>.</text:p>
        </text:list-item>
      </text:list>
      <text:p text:style-name="Text_20_body"><text:span text:style-name="Strong_20_Emphasis">Error Handling:</text:span></text:p>
      <text:list text:style-name="L15">
        <text:list-item>
          <text:p text:style-name="P21">Use the <text:span text:style-name="Source_20_Text">onerror</text:span> event to handle errors that occur during the request.</text:p>
        </text:list-item>
        <text:list-item>
          <text:p text:style-name="P20">Check for errors using <text:span text:style-name="Source_20_Text">xhr.status</text:span> and <text:span text:style-name="Source_20_Text">xhr.statusText</text:span>.</text:p>
        </text:list-item>
      </text:list>
      <text:p text:style-name="Text_20_body"><text:span text:style-name="Strong_20_Emphasis">Cross-Origin Requests (CORS):</text:span></text:p>
      <text:list text:style-name="L16">
        <text:list-item>
          <text:p text:style-name="P23">Handle cross-origin requests by setting appropriate CORS headers on the server.</text:p>
        </text:list-item>
        <text:list-item>
          <text:p text:style-name="P22">Use <text:span text:style-name="Source_20_Text">withCredentials</text:span> property and CORS headers to enable CORS requests with credentials.</text:p>
        </text:list-item>
      </text:list>
      <text:p text:style-name="Text_20_body"><text:span text:style-name="Strong_20_Emphasis">Security Considerations:</text:span></text:p>
      <text:list text:style-name="L17">
        <text:list-item>
          <text:p text:style-name="P25">Beware of Cross-Site Scripting (XSS) attacks when processing data received from AJAX requests.</text:p>
        </text:list-item>
        <text:list-item>
          <text:p text:style-name="P24">Validate and sanitize user input on the server-side to prevent security vulnerabilities.</text:p>
        </text:list-item>
      </text:list>
      <text:p text:style-name="Text_20_body"><text:span text:style-name="Strong_20_Emphasis">Frameworks and Libraries:</text:span></text:p>
      <text:list text:style-name="L18">
        <text:list-item>
          <text:p text:style-name="P27">Consider using AJAX libraries like jQuery.ajax(), Axios, or Fetch API for simpler and more concise AJAX code.</text:p>
        </text:list-item>
        <text:list-item>
          <text:p text:style-name="P26">These libraries provide higher-level abstractions and handle cross-browser compatibility issues.</text:p>
        </text:list-item>
      </text:list>
      <text:p text:style-name="Text_20_body"><text:span text:style-name="Strong_20_Emphasis">Testing:</text:span></text:p>
      <text:list text:style-name="L19">
        <text:list-item>
          <text:p text:style-name="P29">Test AJAX requests and responses using tools like Postman, Insomnia, or browser developer tools.</text:p>
        </text:list-item>
        <text:list-item>
          <text:p text:style-name="P28"><text:soft-page-break/>Mock server responses and simulate different network conditions for comprehensive test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2:00:01.056252318</meta:creation-date>
    <dc:date>2024-04-07T12:06:50.540539701</dc:date>
    <meta:editing-duration>PT1M8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60" meta:word-count="415" meta:character-count="2794" meta:non-whitespace-character-count="2450"/>
  </office:meta>
</office:document-meta>
</file>